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 fo:language="el" fo:country="GR" officeooo:rsid="00183900" officeooo:paragraph-rsid="00183900"/>
    </style:style>
    <style:style style:name="P2" style:family="paragraph" style:parent-style-name="Text_20_body">
      <style:text-properties style:font-name="Ubuntu" fo:language="el" fo:country="GR" officeooo:rsid="00183900" officeooo:paragraph-rsid="00192201"/>
    </style:style>
    <style:style style:name="P3" style:family="paragraph" style:parent-style-name="Text_20_body">
      <style:text-properties style:font-name="Ubuntu" fo:language="el" fo:country="GR" officeooo:rsid="00184b61" officeooo:paragraph-rsid="00184b61"/>
    </style:style>
    <style:style style:name="P4" style:family="paragraph" style:parent-style-name="Text_20_body">
      <style:text-properties style:font-name="Ubuntu" fo:language="el" fo:country="GR" officeooo:rsid="00194fa8" officeooo:paragraph-rsid="00194fa8"/>
    </style:style>
    <style:style style:name="P5" style:family="paragraph" style:parent-style-name="Text_20_body">
      <style:text-properties style:font-name="Ubuntu" fo:language="el" fo:country="GR" fo:font-style="italic" officeooo:rsid="00184b61" officeooo:paragraph-rsid="00194fa8" style:font-style-asian="italic" style:font-style-complex="italic"/>
    </style:style>
    <style:style style:name="P6" style:family="paragraph" style:parent-style-name="Heading_20_1">
      <style:text-properties fo:language="el" fo:country="GR" officeooo:rsid="00183900" officeooo:paragraph-rsid="00183900"/>
    </style:style>
    <style:style style:name="P7" style:family="paragraph" style:parent-style-name="Heading_20_2">
      <style:text-properties officeooo:rsid="00194fa8" officeooo:paragraph-rsid="00194fa8"/>
    </style:style>
    <style:style style:name="T1" style:family="text">
      <style:text-properties officeooo:rsid="00184b61"/>
    </style:style>
    <style:style style:name="T2" style:family="text">
      <style:text-properties officeooo:rsid="00194fa8"/>
    </style:style>
    <style:style style:name="T3" style:family="text">
      <style:text-properties officeooo:rsid="0019e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Εισαγωγή</text:h>
      <text:p text:style-name="P2">Η παρούσα εργασία είναι ένα <text:span text:style-name="T1">σύστημα </text:span>DHT <text:span text:style-name="T1">που βασίζεται σε μια απλοποιημένη εκδοχή του πρωτοκόλλου Chord[1]. Υλοποιήσαμε το σύστημα με την γλώσσα Erlang η οποία υποστηρίζει “lightweight” νήματα που ονομάζονται διεργασίες, χωρίς μοιραζόμενη μνήμη, τα οποία επικοινωνούν μεταξύ τους με τη χρήση μηνυμάτων. Τα μηνύματα είναι ελαφριά και η μόνη εγγύηση που παρέχουν είναι η εξής:</text:span></text:p>
      <text:p text:style-name="P5"><text:span text:style-name="T2">Δύο </text:span>μηνύματα <text:span text:style-name="T2">Μ1, Μ2 </text:span>που στάλθηκαν <text:span text:style-name="T2">με αυτή τη σειρά από τον κόμβο Α στον κόμβο Β θα φτάσουν με την ίδια σειρά στον κόμβο Β. </text:span></text:p>
      <text:p text:style-name="P4">Αυτή η εγγύηση επιτρέπει εύκολη ασύγχρονη αλλά και σύγχρονη επικοινωνία μεταξύ των διεργασιών. </text:p>
      <text:h text:style-name="P7" text:outline-level="2">Περιγραφή συστήματος</text:h>
      <text:p text:style-name="P4"><text:span text:style-name="T1">Το σύστημα μας υποστηρίζει παράλληλα </text:span>insert, delete και query, εφόσον το σύστημα βρίσκεται σε ισορροπία. <text:span text:style-name="T3">Είσοδοι και έξοδοι κόμβων επιτρέπονται ένας μετά τον άλλον, ενώ θεωρούμε πως οι κόμβοι εισέρχονται και εξέρχονται οικειοθελώς. </text:span><text:s/><text:span text:style-name="T3">Το σύστημα επιτρέπει το replication δεδομένων και σε αυτή την περίπτωση επιτρέπει δύο ειδών συνέπειες, linearizability και eventual consistency. Το linearizability υλοποιείται με chain replication.</text:span></text:p>
      <text:p text:style-name="P1"/>
      <text:p text:style-name="P3">[1] Stoica, Ion, et al. "Chord: A scalable peer-to-peer lookup service for internet applications." ACM SIGCOMM Computer Communication Review 31.4 (2001): 149-16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1:24:29.020014264</meta:creation-date>
    <meta:editing-duration>PT24M18S</meta:editing-duration>
    <meta:editing-cycles>5</meta:editing-cycles>
    <meta:generator>LibreOffice/5.1.6.2$Linux_X86_64 LibreOffice_project/10m0$Build-2</meta:generator>
    <dc:date>2017-03-15T22:59:55.132151713</dc:date>
    <meta:document-statistic meta:table-count="0" meta:image-count="0" meta:object-count="0" meta:page-count="1" meta:paragraph-count="7" meta:word-count="178" meta:character-count="1211" meta:non-whitespace-character-count="1037"/>
  </office:meta>
</office:document-meta>
</file>